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Arial" svg:font-family="AArial"/>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Arial" fo:font-size="20pt" officeooo:rsid="000bc7c9" officeooo:paragraph-rsid="000bc7c9" style:font-size-asian="20pt" style:font-size-complex="20pt"/>
    </style:style>
    <style:style style:name="P2" style:family="paragraph" style:parent-style-name="Text_20_body">
      <style:text-properties style:font-name="AArial" officeooo:rsid="000bc7c9" officeooo:paragraph-rsid="000bc7c9"/>
    </style:style>
    <style:style style:name="P3" style:family="paragraph" style:parent-style-name="Text_20_body" style:list-style-name="L1">
      <style:text-properties style:font-name="AArial" officeooo:rsid="000bc7c9" officeooo:paragraph-rsid="000bc7c9"/>
    </style:style>
    <style:style style:name="P4" style:family="paragraph" style:parent-style-name="Text_20_body">
      <style:text-properties style:font-name="AArial"/>
    </style:style>
    <style:style style:name="P5" style:family="paragraph" style:parent-style-name="Text_20_body">
      <style:paragraph-properties fo:text-align="end" style:justify-single-word="false"/>
      <style:text-properties style:font-name="AArial" fo:font-size="10pt" officeooo:rsid="000bc7c9" officeooo:paragraph-rsid="000bc7c9" style:font-size-asian="10pt" style:font-size-complex="10pt"/>
    </style:style>
    <style:style style:name="P6" style:family="paragraph" style:parent-style-name="Text_20_body">
      <style:text-properties style:font-name="AArial" fo:font-size="10pt" style:font-size-asian="10pt" style:font-size-complex="10pt"/>
    </style:style>
    <style:style style:name="P7" style:family="paragraph" style:parent-style-name="Text_20_body">
      <style:text-properties style:font-name="AArial" officeooo:rsid="000d7e8e" officeooo:paragraph-rsid="000d7e8e"/>
    </style:style>
    <style:style style:name="P8" style:family="paragraph" style:parent-style-name="Text_20_body" style:list-style-name="L1">
      <style:text-properties style:font-name="AArial" officeooo:rsid="000d7e8e" officeooo:paragraph-rsid="000d7e8e"/>
    </style:style>
    <style:style style:name="P9" style:family="paragraph" style:parent-style-name="Text_20_body">
      <style:text-properties style:font-name="AArial" officeooo:rsid="000e56cd" officeooo:paragraph-rsid="000e56cd"/>
    </style:style>
    <style:style style:name="P10" style:family="paragraph" style:parent-style-name="Text_20_body" style:list-style-name="L2">
      <style:text-properties style:font-name="AArial" officeooo:rsid="000e56cd" officeooo:paragraph-rsid="000e56cd"/>
    </style:style>
    <style:style style:name="P11" style:family="paragraph" style:parent-style-name="Text_20_body">
      <style:paragraph-properties fo:text-align="end" style:justify-single-word="false"/>
      <style:text-properties style:font-name="AArial" officeooo:rsid="000f5f37" officeooo:paragraph-rsid="000f5f37"/>
    </style:style>
    <style:style style:name="P12" style:family="paragraph" style:parent-style-name="Text_20_body">
      <style:text-properties style:font-name="AArial" officeooo:rsid="000f5f37" officeooo:paragraph-rsid="000f5f37"/>
    </style:style>
    <style:style style:name="T1" style:family="text">
      <style:text-properties officeooo:rsid="000d7e8e"/>
    </style:style>
    <style:style style:name="T2" style:family="text">
      <style:text-properties officeooo:rsid="000e56c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Compte Rendue de réunion G1B - 5</text:p>
      <text:p text:style-name="Horizontal_20_Line"/>
      <text:p text:style-name="P5">Yann Guillevic, Léo Douville, Anthony Cabrillac, Victor Thompson, Shiyu Hu</text:p>
      <text:p text:style-name="P6"/>
      <text:p text:style-name="P4"/>
      <text:p text:style-name="P2">Durant la réunion <text:span text:style-name="T1">effectuée la semaine dernière, nous avons traité de deux sujets principaux :</text:span></text:p>
      <text:p text:style-name="P2"><text:tab/>- <text:span text:style-name="T1">Les tâches réalisées durant le sprint</text:span></text:p>
      <text:p text:style-name="P2"><text:tab/>- <text:span text:style-name="T1">Les tâches réalisées par rapport au prévisionnel (sur github)</text:span></text:p>
      <text:p text:style-name="P2"/>
      <text:p text:style-name="P2"/>
      <text:p text:style-name="P7">En premier lieux, nous avons rappeler les tâches de chacun. Léo c’est occupé de la partie base de donnée, Yann, Victor, Anthony et Shiyu se sont occupés de la partie développement web et Yann et Anthony se sont également occupés de la partie Python.</text:p>
      <text:p text:style-name="P7"/>
      <text:p text:style-name="P7">Pour la partie base de donnée, tous les livrables ont été effectués à savoir :</text:p>
      <text:list xml:id="list1736705615" text:style-name="L1">
        <text:list-item>
          <text:p text:style-name="P8"><text:s/>Le dictionnaire des données</text:p>
        </text:list-item>
        <text:list-item>
          <text:p text:style-name="P8"><text:s/>Le schéma relationnel</text:p>
        </text:list-item>
        <text:list-item>
          <text:p text:style-name="P8"><text:s/>Le diagramme de classe</text:p>
          <text:p text:style-name="P3"/>
        </text:list-item>
      </text:list>
      <text:p text:style-name="P7">Au niveau du github, toutes ces tâches été prévues.</text:p>
      <text:p text:style-name="P7"/>
      <text:p text:style-name="P7">Pour la partie développement web, Victor s’est occupé de la partie header avec Yann et du footer et menus. Nous avions fait la demande auprès de la MOE pour rajouter le logo de l’entreprise à gauche du nom. Cette demande a été approuvée et les changements appliqués. Nous avons aussi parlé du footer et du menus avec la MOE et ils se disai<text:span text:style-name="T2">ent</text:span> satis<text:span text:style-name="T2">faits</text:span> du résultat.</text:p>
      <text:p text:style-name="P7">Yann et Shiyu se sont occupés de la page du panier. Des changements dynamiques des couleurs des boutons ont été ajoutés lors du passage de la souris dessus en accord avec la MOE.</text:p>
      <text:p text:style-name="P7"><text:soft-page-break/>Anthony c’est occupé de la page principale. Des changements dynamiques au niveau de la présentation des <text:span text:style-name="T2">produits</text:span> ont été rajoutés en accord avec la MOE.</text:p>
      <text:p text:style-name="P9">Désormais, les images grossiront un peu lors du passage de la souris dessus.</text:p>
      <text:p text:style-name="P9">Au niveau du github, toutes ces tâches pour le développement web étaient prévues et ont été réalisés.</text:p>
      <text:p text:style-name="P9"/>
      <text:p text:style-name="P9">Enfin, Yann et Anthony se sont occupés de la programmation du code python de récupération des données. La récupération des données est opérationnelle ainsi que la création du fichier de configuration et son reliement. L’écriture de ces données dans un autre fichier est également opérationnelle.</text:p>
      <text:p text:style-name="P9">Il manque 2 tâches a effectuer dans ce domaine par rapport au github :</text:p>
      <text:list xml:id="list3569417064" text:style-name="L2">
        <text:list-item>
          <text:p text:style-name="P10">La gestion de la fréquence de transmission des données</text:p>
        </text:list-item>
        <text:list-item>
          <text:p text:style-name="P10">La gestion des seuils maximaux que peuvent atteindre les donées.</text:p>
        </text:list-item>
      </text:list>
      <text:p text:style-name="P9"/>
      <text:p text:style-name="P12">Lors du prochain sprint, ce deux tâches devront absolument être terminées.</text:p>
      <text:p text:style-name="P9"/>
      <text:p text:style-name="P11">Compte rendu réalisé par : Yann Guillevic</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Arial" svg:font-family="AArial"/>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10T14:52:19.081000000</meta:creation-date>
    <dc:date>2022-12-10T15:25:41.094000000</dc:date>
    <meta:editing-duration>PT7M55S</meta:editing-duration>
    <meta:editing-cycles>2</meta:editing-cycles>
    <meta:generator>LibreOffice/7.2.1.2$Windows_X86_64 LibreOffice_project/87b77fad49947c1441b67c559c339af8f3517e22</meta:generator>
    <meta:document-statistic meta:table-count="0" meta:image-count="0" meta:object-count="0" meta:page-count="2" meta:paragraph-count="22" meta:word-count="383" meta:character-count="2234" meta:non-whitespace-character-count="1873"/>
  </office:meta>
</office:document-meta>
</file>